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c8480" officeooo:paragraph-rsid="001c84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sirve para recuperar <text:s/>versiones anteriores de un documento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2:49:19.422977029</meta:creation-date>
    <dc:date>2018-07-26T14:00:26.888620662</dc:date>
    <meta:editing-duration>PT1H57S</meta:editing-duration>
    <meta:editing-cycles>1</meta:editing-cycles>
    <meta:document-statistic meta:table-count="0" meta:image-count="0" meta:object-count="0" meta:page-count="1" meta:paragraph-count="1" meta:word-count="9" meta:character-count="62" meta:non-whitespace-character-count="53"/>
    <meta:generator>LibreOffice/6.0.3.2$Linux_X86_64 LibreOffice_project/00$Build-2</meta:generator>
  </office:meta>
</office:document-meta>
</file>